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eur : Abdallah Ben Othman</text:p>
      <text:p text:style-name="P2">date : 08/11/2015</text:p>
      <text:p text:style-name="P2"/>
      <text:p text:style-name="P1">Convention de nommage</text:p>
      <text:p text:style-name="P1"/>
      <text:p text:style-name="P1"/>
      <text:p text:style-name="P2">Règle de nommage et de mise en page pour le développement du jeu. </text:p>
      <text:p text:style-name="P2"/>
      <text:p text:style-name="P2"><text:span text:style-name="T2">Général : </text:span></text:p>
      <text:p text:style-name="P2"/>
      <text:p text:style-name="P2">Le code doit être en anglais pour plus d'adéquation avec Godot. </text:p>
      <text:p text:style-name="P2"/>
      <text:p text:style-name="P2">Les commentaires peuvent être en anglais ou en français, privilégiez l'anglais. </text:p>
      <text:p text:style-name="P2"/>
      <text:p text:style-name="P2">Les commentaires ne sont obligatoires que si la fonction est difficile à comprendre, en </text:p>
      <text:p text:style-name="P2">pratique les noms de fonctions et de variable devraient être suffisament explicites </text:p>
      <text:p text:style-name="P2">pour minimiser au maximum les commentaires. </text:p>
      <text:p text:style-name="P2"/>
      <text:p text:style-name="P2">L'indentation est induite par le langage.</text:p>
      <text:p text:style-name="P2"/>
      <text:p text:style-name="P2">Les fichiers comportent le nom de tout leurs auteurs, avec leur date de création et leur date de dernière modification. </text:p>
      <text:p text:style-name="P2"/>
      <text:p text:style-name="P2">Toutes les caractérisitques d'un objet, hormis celles par défaut, doivent être explicitées dans </text:p>
      <text:p text:style-name="P2">les scripts (dans la fonction _init()) et non avec l'outil graphique de Godot. Cela permet de centraliser l'information, et d'améliorer le compréhension du code. </text:p>
      <text:p text:style-name="P2"/>
      <text:p text:style-name="P3">Nom des variables et fonctions : </text:p>
      <text:p text:style-name="P2"/>
      <text:p text:style-name="P2">Les noms des fonctions et variables doivent être explicites. </text:p>
      <text:p text:style-name="P2">(pas de x ou de f(), mais plutôt ma_variable_avec_nom_explicite, ma_fonction_avec_comportement_evident() ). </text:p>
      <text:p text:style-name="P2"/>
      <text:p text:style-name="P2">Le caractère de séparation entre les mots est le caractère "_".</text:p>
      <text:p text:style-name="P2"/>
      <text:p text:style-name="P2">Toutes variables et fonctions sont écrites en minuscule.</text:p>
      <text:p text:style-name="P2"/>
      <text:p text:style-name="P2">Les constantes sont écrites en majuscules (MA_CONSTANTE)</text:p>
      <text:p text:style-name="P2"/>
      <text:p text:style-name="P2">Les fonctions et variables privées ou protégées d'une classe ont un _ pour commencer leur nom. </text:p>
      <text:p text:style-name="P2">(ma_variable_publique, <text:span text:style-name="T1">_</text:span><text:span text:style-name="T3">ma_variable_privee).</text:span></text:p>
      <text:p text:style-name="P2"/>
      <text:p text:style-name="P2">Les fonctions testant si un objet est dans un état ou non commence par "is" </text:p>
      <text:p text:style-name="P2">(is_touched(), is_dead()). </text:p>
      <text:p text:style-name="P2">Les fonctions lançant une action lorsqu'un objet se retrouve dans un état particulier commence par </text:p>
      <text:p text:style-name="P2">"on" (on_touched(), on_dead()). </text:p>
      <text:p text:style-name="P2"/>
      <text:p text:style-name="P2"><text:s/>Les <text:s/>variables et fonctions ne font jamais référence à l'objet dont elles héritent.</text:p>
      <text:p text:style-name="P2">(ex : sprite_player est prohibé, choissisez plutot player_image, image_player, player_display, etc.</text:p>
      <text:p text:style-name="P2">En effet on peut être sur que c'est ici qu'on va afficher l'image du joueur, mais on ne peut </text:p>
      <text:p text:style-name="P2">pas garantir que nous le ferons forcément avec l'usage d'un node sprite, </text:p>
      <text:p text:style-name="P2"><text:soft-page-break/>si l'on est amené à changer, on se retrouve dans le cas où le nom n'as plus aucune cohérence et </text:p>
      <text:p text:style-name="P2">devient alors source d'erreurs)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4M17S</meta:editing-duration>
    <meta:editing-cycles>11</meta:editing-cycles>
    <meta:generator>OpenOffice/4.1.1$Win32 OpenOffice.org_project/411m6$Build-9775</meta:generator>
    <dc:date>2015-11-08T22:16:28.40</dc:date>
    <meta:document-statistic meta:table-count="0" meta:image-count="0" meta:object-count="0" meta:page-count="2" meta:paragraph-count="32" meta:word-count="327" meta:character-count="2149"/>
    <meta:user-defined meta:name="Info 1"/>
    <meta:user-defined meta:name="Info 2"/>
    <meta:user-defined meta:name="Info 3"/>
    <meta:user-defined meta:name="Info 4"/>
  </office:meta>
</office:document-meta>
</file>